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075in" fo:margin-left="-0.075in" table:align="left" style:writing-mode="lr-tb"/>
    </style:style>
    <style:style style:name="Table1.A" style:family="table-column">
      <style:table-column-properties style:column-width="6.075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list-style-name="">
      <style:paragraph-properties style:text-autospace="none"/>
    </style:style>
    <style:style style:name="P2" style:family="paragraph" style:parent-style-name="Standard" style:list-style-name="">
      <style:paragraph-properties style:text-autospace="none"/>
      <style:text-properties style:use-window-font-color="true" style:font-name="Georgia" fo:font-size="10pt" style:font-name-asian="Georgia" style:font-size-asian="10pt" style:font-name-complex="Georgia" style:font-size-complex="10pt"/>
    </style:style>
    <style:style style:name="P3" style:family="paragraph" style:parent-style-name="Standard" style:list-style-name="">
      <style:paragraph-properties style:text-autospace="none"/>
      <style:text-properties style:use-window-font-color="true" style:font-name="Georgia" fo:font-size="10pt" fo:font-weight="normal" style:font-name-asian="Georgia" style:font-size-asian="10pt" style:font-weight-asian="normal" style:font-name-complex="Georgia" style:font-size-complex="10pt" style:font-weight-complex="normal"/>
    </style:style>
    <style:style style:name="P4" style:family="paragraph" style:parent-style-name="Standard" style:list-style-name="">
      <style:paragraph-properties style:text-autospace="none"/>
      <style:text-properties style:use-window-font-color="true" style:font-name="Georgia" fo:font-size="18pt" fo:font-weight="bold" style:font-name-asian="Georgia" style:font-size-asian="18pt" style:font-weight-asian="bold" style:font-name-complex="Georgia" style:font-size-complex="18pt" style:font-weight-complex="bold"/>
    </style:style>
    <style:style style:name="P5" style:family="paragraph" style:parent-style-name="Standard" style:list-style-name="">
      <style:paragraph-properties style:text-autospace="none"/>
      <style:text-properties style:use-window-font-color="true" style:font-name="Georgia" fo:font-size="18pt" fo:font-weight="normal" style:font-name-asian="Georgia" style:font-size-asian="18pt" style:font-weight-asian="normal" style:font-name-complex="Georgia" style:font-size-complex="18pt" style:font-weight-complex="normal"/>
    </style:style>
    <style:style style:name="P6" style:family="paragraph" style:parent-style-name="Standard" style:list-style-name="">
      <style:paragraph-properties style:text-autospace="none"/>
      <style:text-properties style:use-window-font-color="true" style:font-name="LucidaGrande" fo:font-size="10pt" fo:font-weight="normal" style:font-name-asian="LucidaGrande" style:font-size-asian="10pt" style:font-weight-asian="normal" style:font-name-complex="LucidaGrande" style:font-size-complex="10pt" style:font-weight-complex="normal"/>
    </style:style>
    <style:style style:name="P7" style:family="paragraph" style:parent-style-name="Standard" style:list-style-name="">
      <style:paragraph-properties style:text-autospace="none"/>
      <style:text-properties style:use-window-font-color="true" style:font-name="LucidaGrande" fo:font-size="13pt" style:font-name-asian="LucidaGrande" style:font-size-asian="13pt" style:font-name-complex="LucidaGrande" style:font-size-complex="13pt"/>
    </style:style>
    <style:style style:name="P8" style:family="paragraph" style:parent-style-name="Standard" style:list-style-name="">
      <style:paragraph-properties style:text-autospace="none"/>
      <style:text-properties style:use-window-font-color="true" style:font-name="LucidaGrande" fo:font-size="18pt" fo:font-weight="normal" style:font-name-asian="LucidaGrande" style:font-size-asian="18pt" style:font-weight-asian="normal" style:font-name-complex="LucidaGrande" style:font-size-complex="18pt" style:font-weight-complex="normal"/>
    </style:style>
    <style:style style:name="P9" style:family="paragraph" style:parent-style-name="Standard" style:list-style-name="">
      <style:paragraph-properties style:text-autospace="none"/>
      <style:text-properties style:use-window-font-color="true" style:font-name="LucidaGrande" fo:font-size="18pt" fo:font-weight="bold" style:font-name-asian="LucidaGrande" style:font-size-asian="18pt" style:font-weight-asian="bold" style:font-name-complex="LucidaGrande" style:font-size-complex="18pt" style:font-weight-complex="bold"/>
    </style:style>
    <style:style style:name="T1" style:family="text">
      <style:text-properties fo:color="#333333" style:font-name="LucidaGrande" fo:font-size="10pt" fo:font-weight="bold" style:font-name-asian="LucidaGrande" style:font-size-asian="10pt" style:font-weight-asian="bold" style:font-name-complex="LucidaGrande" style:font-size-complex="10pt" style:font-weight-complex="bold"/>
    </style:style>
    <style:style style:name="T2" style:family="text">
      <style:text-properties fo:color="#333333" style:font-name="LucidaGrande" fo:font-size="9pt" style:font-name-asian="LucidaGrande" style:font-size-asian="9pt" style:font-name-complex="LucidaGrande" style:font-size-complex="9pt"/>
    </style:style>
    <style:style style:name="T3" style:family="text">
      <style:text-properties fo:color="#333333" style:font-name="LucidaGrande" fo:font-size="15pt" fo:font-weight="bold" style:font-name-asian="LucidaGrande" style:font-size-asian="15pt" style:font-weight-asian="bold" style:font-name-complex="LucidaGrande" style:font-size-complex="15pt" style:font-weight-complex="bold"/>
    </style:style>
    <style:style style:name="T4" style:family="text">
      <style:text-properties fo:color="#333333" style:font-name="LucidaGrande" fo:font-weight="bold" style:font-name-asian="LucidaGrande" style:font-weight-asian="bold" style:font-name-complex="LucidaGrande" style:font-weight-complex="bold"/>
    </style:style>
    <style:style style:name="T5" style:family="text">
      <style:text-properties fo:color="#333333" style:font-name="LucidaGrande" fo:font-size="18pt" fo:font-weight="bold" style:font-name-asian="LucidaGrande" style:font-size-asian="18pt" style:font-weight-asian="bold" style:font-name-complex="LucidaGrande" style:font-size-complex="18pt" style:font-weight-complex="bold"/>
    </style:style>
    <style:style style:name="T6" style:family="text">
      <style:text-properties style:use-window-font-color="true" style:font-name="LucidaGrande" fo:font-size="10pt" fo:font-weight="normal" style:font-name-asian="LucidaGrande" style:font-size-asian="10pt" style:font-weight-asian="normal" style:font-name-complex="LucidaGrande" style:font-size-complex="10pt" style:font-weight-complex="normal"/>
    </style:style>
    <style:style style:name="T7" style:family="text">
      <style:text-properties style:use-window-font-color="true" style:font-name="Georgia" fo:font-size="10pt" fo:font-weight="normal" style:font-name-asian="Georgia" style:font-size-asian="10pt" style:font-weight-asian="normal" style:font-name-complex="Georgia" style:font-size-complex="10pt" style:font-weight-complex="normal"/>
    </style:style>
    <style:style style:name="T8" style:family="text">
      <style:text-properties fo:color="#00349b" style:font-name="LucidaGrande" fo:font-size="10pt" fo:font-weight="bold" style:font-name-asian="LucidaGrande" style:font-size-asian="10pt" style:font-weight-asian="bold" style:font-name-complex="LucidaGrande" style:font-size-complex="10pt" style:font-weight-complex="bold"/>
    </style:style>
    <style:style style:name="T9" style:family="text">
      <style:text-properties fo:font-size="18pt" style:font-size-asian="18pt" style:font-size-complex="18pt"/>
    </style:style>
    <style:style style:name="T10" style:family="text">
      <style:text-properties fo:font-size="16pt" style:font-size-asian="16pt" style:font-size-complex="16pt"/>
    </style:style>
    <style:style style:name="T11"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a xlink:type="simple" xlink:href="http://www.epicurious.com/recipes/food/views/Flourless-Chocolate-Cake-with-Caramel-Sauce-107165"><text:span text:style-name="T5">Flourless Chocolate Cake with Caramel Sauce </text:span></text:a></text:p>
      <table:table table:name="Table1" table:style-name="Table1">
        <table:table-column table:style-name="Table1.A"/>
        <table:table-row table:style-name="Table1.1">
          <table:table-cell table:style-name="Table1.A1" office:value-type="string">
            <text:p text:style-name="P7">Yield: Makes 10 to 12 servings</text:p>
            <text:p text:style-name="P2"/>
            <text:p text:style-name="P4">Cake</text:p>
            <text:p text:style-name="P5">1 cup (2 sticks) butter, cut into pieces</text:p>
            <text:p text:style-name="P5">8 ounces semisweet chocolate </text:p>
            <text:p text:style-name="P5">1 1/4 cups sugar</text:p>
            <text:p text:style-name="P3"><text:span text:style-name="T9">1 cup sifted unsweetened cocoa powder</text:span></text:p>
            <text:p text:style-name="P5">6 large eggs</text:p>
            <text:p text:style-name="P5"/>
            <text:p text:style-name="P4">Caramel sauce</text:p>
            <text:p text:style-name="P5">1 1/2 cups sugar</text:p>
            <text:p text:style-name="P5">1/4 cup water</text:p>
            <text:p text:style-name="P5">1 1/2 teaspoons fresh lemon juice</text:p>
            <text:p text:style-name="P5">1 cup whipping cream</text:p>
            <text:p text:style-name="P5">2 tablespoons (1/4 stick) unsalted butter</text:p>
            <text:p text:style-name="P5"/>
            <text:p text:style-name="P5">Vanilla ice cream</text:p>
            <text:p text:style-name="P8"/>
            <text:p text:style-name="P9">For cake:</text:p>
            <text:p text:style-name="P8">Preheat oven to 350°F. Butter 10-inch-diameter springform pan. Line bottom with waxed paper. Stir butter and chocolate in heavy large saucepan over low heat until melted. Mix sugar and cocoa in large bowl. Add eggs; whisk until well blended. Whisk in chocolate-butter mixture. Pour batter into prepared pan. Bake until tester inserted into center comes out clean, about 45 minutes. Cool cake completely in pan on rack. Run knife around pan sides to loosen cake. Release pan sides. (Can be made 1 day ahead. Cover and refrigerate.)</text:p>
            <text:p text:style-name="P8"/>
            <text:p text:style-name="P9"><text:soft-page-break/>For caramel sauce:</text:p>
            <text:p text:style-name="P8">Stir sugar, water, and lemon juice in heavy medium saucepan over low heat until sugar dissolves. Increase heat; boil without stirring until syrup is deep amber color, about 7 minutes. Remove from heat. Add in cream (mixture will bubble vigorously). Return to low heat; stir until any bits of caramel dissolve. Add butter; whisk until smooth. (Can be made 1 day ahead. Cover and chill.)</text:p>
            <text:p text:style-name="P8">Cut cake into wedges. If desired, arrange wedges on baking sheet and rewarm in 350°F oven 10 minutes. Rewarm caramel sauce over medium-low heat, stirring often. Place 1 cake wedge on each plate. Drizzle with warm caramel sauce. Serve with ice cream.</text:p>
          </table:table-cell>
        </table:table-row>
      </table:table>
      <text:p text:style-name="P6"/>
      <text:p text:style-name="P6"/>
      <text:p text:style-name="P1"><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2-12-07T19:05:00</meta:creation-date>
    <meta:document-statistic meta:table-count="1" meta:image-count="0" meta:object-count="0" meta:page-count="2" meta:paragraph-count="20" meta:word-count="265" meta:character-count="1556"/>
    <dc:date>2012-12-07T19:10:45</dc:date>
    <dc:creator>Robert Houk</dc:creator>
    <meta:editing-duration>PT00H05M46S</meta:editing-duration>
    <meta:editing-cycles>1</meta:editing-cycles>
    <meta:generator>OpenOffice.org/3.2$Unix OpenOffice.org_project/320m18$Build-9502</meta:generator>
  </office:meta>
</office:document-meta>
</file>